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ad2" officeooo:paragraph-rsid="00166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sku linux :-)))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9:18:05.093065471</meta:creation-date>
    <dc:date>2018-08-03T09:18:39.767215260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5.1.6.2$Linux_X86_64 LibreOffice_project/10m0$Build-2</meta:generator>
  </office:meta>
</office:document-meta>
</file>